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Cambria" svg:font-family="Cambria" style:font-pitch="variable"/>
    <style:font-face style:name="Cambria1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1f497d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fill-color="#ffffff" fo:min-height="1.187cm"/>
      <style:paragraph-properties style:writing-mode="lr-tb"/>
    </style:style>
    <style:style style:name="gr13" style:family="graphic" style:parent-style-name="standard">
      <style:graphic-properties draw:stroke="none" draw:fill="none" draw:fill-color="#ffffff" fo:min-height="0.443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solid" draw:fill-color="#1f497d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0" style:family="paragraph">
      <loext:graphic-properties draw:fill="none"/>
      <style:text-properties fo:font-size="6pt" style:font-size-asian="6pt" style:font-size-complex="6pt"/>
    </style:style>
    <style:style style:name="P11" style:family="paragraph">
      <loext:graphic-properties draw:fill="none"/>
      <style:text-properties fo:font-size="36pt" style:font-size-asian="36pt" style:font-size-complex="36pt"/>
    </style:style>
    <style:style style:name="P12" style:family="paragraph">
      <loext:graphic-properties draw:fill="none"/>
      <style:text-properties fo:font-size="24pt" style:font-size-asian="24pt" style:font-size-complex="24pt"/>
    </style:style>
    <style:style style:name="P13" style:family="paragraph">
      <loext:graphic-properties draw:fill="none" draw:fill-color="#ffffff"/>
    </style:style>
    <style:style style:name="T1" style:family="text">
      <style:text-properties fo:color="#000000" loext:opacity="100%" style:font-name="Cambria1" fo:font-size="12pt" fo:font-weight="normal" style:font-size-asian="12pt" style:font-weight-asian="normal" style:font-name-complex="Cambria1" style:font-size-complex="12pt" style:font-weight-complex="normal"/>
    </style:style>
    <style:style style:name="T2" style:family="text">
      <style:text-properties fo:color="#000000" loext:opacity="100%" style:font-name="Cambria1" fo:font-size="12pt" fo:font-style="italic" fo:font-weight="normal" style:font-size-asian="12pt" style:font-style-asian="italic" style:font-weight-asian="normal" style:font-name-complex="Cambria1" style:font-size-complex="12pt" style:font-style-complex="italic" style:font-weight-complex="normal"/>
    </style:style>
    <style:style style:name="T3" style:family="text">
      <style:text-properties fo:color="#1f497d" loext:opacity="100%" style:font-name="Arial1" fo:font-size="12pt" fo:font-weight="bold" style:font-size-asian="12pt" style:font-weight-asian="bold" style:font-name-complex="Arial1" style:font-size-complex="12pt" style:font-weight-complex="bold"/>
    </style:style>
    <style:style style:name="T4" style:family="text">
      <style:text-properties fo:color="#000000" loext:opacity="100%" style:font-name="Arial1" fo:font-size="11.1000003814697pt" fo:font-weight="bold" style:font-size-asian="11.1000003814697pt" style:font-weight-asian="bold" style:font-name-complex="Arial1" style:font-size-complex="11.1000003814697pt" style:font-weight-complex="bold"/>
    </style:style>
    <style:style style:name="T5" style:family="text">
      <style:text-properties fo:color="#808080" loext:opacity="100%" style:font-name="Arial1" fo:font-size="11.1000003814697pt" fo:font-weight="normal" style:font-size-asian="11.1000003814697pt" style:font-weight-asian="normal" style:font-name-complex="Arial1" style:font-size-complex="11.1000003814697pt" style:font-weight-complex="normal"/>
    </style:style>
    <style:style style:name="T6" style:family="text">
      <style:text-properties fo:color="#000000" loext:opacity="100%" style:font-name="Arial1" fo:font-size="9.89999961853027pt" fo:font-weight="normal" style:font-size-asian="9.89999961853027pt" style:font-weight-asian="normal" style:font-name-complex="Arial1" style:font-size-complex="9.89999961853027pt" style:font-weight-complex="normal"/>
    </style:style>
    <style:style style:name="T7" style:family="text">
      <style:text-properties fo:color="#000000" loext:opacity="100%" style:font-name="Arial1" fo:font-size="14.1000003814697pt" fo:font-weight="normal" style:font-size-asian="14.1000003814697pt" style:font-weight-asian="normal" style:font-name-complex="Arial1" style:font-size-complex="14.1000003814697pt" style:font-weight-complex="normal"/>
    </style:style>
    <style:style style:name="T8" style:family="text">
      <style:text-properties fo:color="#000000" loext:opacity="100%"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9" style:family="text">
      <style:text-properties fo:color="#808080" loext:opacity="100%"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10" style:family="text">
      <style:text-properties fo:color="#808080" loext:opacity="100%" style:font-name="Arial1" fo:font-size="18pt" fo:font-weight="bold" style:font-size-asian="18pt" style:font-weight-asian="bold" style:font-name-complex="Arial1" style:font-size-complex="18pt" style:font-weight-complex="bold"/>
    </style:style>
    <style:style style:name="T11" style:family="text">
      <style:text-properties fo:color="#808080" loext:opacity="100%" style:font-name="Arial1" fo:font-size="18pt" fo:font-weight="normal" style:font-size-asian="18pt" style:font-weight-asian="normal" style:font-name-complex="Arial1" style:font-size-complex="18pt" style:font-weight-complex="normal"/>
    </style:style>
    <style:style style:name="T12" style:family="text">
      <style:text-properties fo:color="#808080" loext:opacity="100%" style:font-name="Arial1" fo:font-size="9pt" fo:font-weight="normal" style:font-size-asian="9pt" style:font-weight-asian="normal" style:font-name-complex="Arial1" style:font-size-complex="9pt" style:font-weight-complex="normal"/>
    </style:style>
    <style:style style:name="T13" style:family="text">
      <style:text-properties fo:color="#808080" loext:opacity="100%" style:font-name="Arial1" fo:font-size="11.1000003814697pt" fo:font-weight="bold" style:font-size-asian="11.1000003814697pt" style:font-weight-asian="bold" style:font-name-complex="Arial1" style:font-size-complex="11.1000003814697pt" style:font-weight-complex="bold"/>
    </style:style>
    <style:style style:name="T14" style:family="text">
      <style:text-properties fo:color="#000000" loext:opacity="100%" style:font-name="Arial1" fo:font-size="11.1000003814697pt" fo:font-style="italic" fo:font-weight="normal" style:font-size-asian="11.1000003814697pt" style:font-style-asian="italic" style:font-weight-asian="normal" style:font-name-complex="Arial1" style:font-size-complex="11.1000003814697pt" style:font-style-complex="italic" style:font-weight-complex="normal"/>
    </style:style>
    <style:style style:name="T15" style:family="text">
      <style:text-properties fo:color="#000000" loext:opacity="100%" style:font-name="Arial1" fo:font-size="11.1000003814697pt" fo:font-weight="normal" style:font-size-asian="11.1000003814697pt" style:font-weight-asian="normal" style:font-name-complex="Arial1" style:font-size-complex="11.1000003814697pt" style:font-weight-complex="normal"/>
    </style:style>
    <style:style style:name="T16" style:family="text">
      <style:text-properties fo:color="#ffffff" loext:opacity="100%" style:font-name="Arial1" fo:font-size="11.1000003814697pt" fo:font-weight="normal" style:font-size-asian="11.1000003814697pt" style:font-weight-asian="normal" style:font-name-complex="Arial1" style:font-size-complex="11.1000003814697pt" style:font-weight-complex="normal"/>
    </style:style>
    <style:style style:name="T17" style:family="text">
      <style:text-properties fo:color="#808080" loext:opacity="100%" style:font-name="Arial1" fo:font-size="9.89999961853027pt" fo:font-weight="normal" style:font-size-asian="9.89999961853027pt" style:font-weight-asian="normal" style:font-name-complex="Arial1" style:font-size-complex="9.89999961853027pt" style:font-weight-complex="normal"/>
    </style:style>
    <style:style style:name="T18" style:family="text">
      <style:text-properties fo:color="#808080" loext:opacity="100%" style:font-name="Arial1" fo:font-size="8.10000038146973pt" fo:font-weight="normal" style:font-size-asian="8.10000038146973pt" style:font-weight-asian="normal" style:font-name-complex="Arial1" style:font-size-complex="8.10000038146973pt" style:font-weight-complex="normal"/>
    </style:style>
    <style:style style:name="T19" style:family="text">
      <style:text-properties fo:color="#808080" loext:opacity="100%" style:font-name="Arial1" fo:font-size="6pt" fo:font-weight="normal" style:font-size-asian="6pt" style:font-weight-asian="normal" style:font-name-complex="Arial1" style:font-size-complex="6pt" style:font-weight-complex="normal"/>
    </style:style>
    <style:style style:name="T20" style:family="text">
      <style:text-properties fo:color="#ffffff" loext:opacity="100%" style:font-name="Arial1" fo:font-size="36pt" fo:font-weight="bold" style:font-size-asian="36pt" style:font-weight-asian="bold" style:font-name-complex="Arial1" style:font-size-complex="36pt" style:font-weight-complex="bold"/>
    </style:style>
    <style:style style:name="T21" style:family="text">
      <style:text-properties fo:color="#ffffff" loext:opacity="100%" style:font-name="Arial1" fo:font-size="24pt" fo:font-weight="normal" style:font-size-asian="24pt" style:font-weight-asian="normal" style:font-name-complex="Arial1" style:font-size-complex="24pt" style:font-weight-complex="normal"/>
    </style:style>
    <style:style style:name="T22" style:family="text">
      <style:text-properties fo:color="#ffffff" loext:opacity="100%"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23" style:family="text">
      <style:text-properties fo:color="#0563c1" loext:opacity="100%" style:font-name="Calibri" fo:font-size="9pt" fo:font-weight="normal" style:font-size-asian="9pt" style:font-weight-asian="normal" style:font-name-complex="Calibri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577cm" svg:x="3.002cm" svg:y="2.4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577cm" svg:x="3.002cm" svg:y="2.94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577cm" svg:x="3.002cm" svg:y="3.4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577cm" svg:x="3.002cm" svg:y="3.93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577cm" svg:x="3.002cm" svg:y="4.43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577cm" svg:x="3.002cm" svg:y="4.93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577cm" svg:x="3.002cm" svg:y="5.42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577cm" svg:x="3.002cm" svg:y="5.92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577cm" svg:x="3.002cm" svg:y="6.4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577cm" svg:x="3.002cm" svg:y="6.91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577cm" svg:x="3.002cm" svg:y="7.4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577cm" svg:x="3.002cm" svg:y="7.90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577cm" svg:x="3.002cm" svg:y="8.40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577cm" svg:x="3.002cm" svg:y="8.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577cm" svg:x="3.002cm" svg:y="9.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577cm" svg:x="3.002cm" svg:y="9.89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577cm" svg:x="3.002cm" svg:y="10.3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577cm" svg:x="3.002cm" svg:y="10.88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577cm" svg:x="10.5cm" svg:y="11.38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577cm" svg:x="3.002cm" svg:y="11.881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21.499cm" svg:height="3.833cm" svg:x="-0.317cm" svg:y="0cm" svg:viewBox="0 0 21500 3834" draw:points="0,3834 21500,3834 21500,0 0,0">
          <text:p/>
        </draw:polygon>
        <draw:frame draw:style-name="gr1" draw:text-style-name="P2" draw:layer="layout" svg:width="0.422cm" svg:height="0.577cm" svg:x="8.083cm" svg:y="11.88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174cm" svg:height="0.475cm" svg:x="1.528cm" svg:y="5.294cm">
          <draw:text-box>
            <text:p text:style-name="P1"><text:span text:style-name="T3">EXPERIENCIA PROFESIONAL </text:span></text:p>
          </draw:text-box>
        </draw:frame>
        <draw:frame draw:style-name="gr3" draw:text-style-name="P4" draw:layer="layout" svg:width="3.431cm" svg:height="0.433cm" svg:x="5.017cm" svg:y="6.252cm">
          <draw:text-box>
            <text:p text:style-name="P1"><text:span text:style-name="T4">CONTACTA CALL </text:span></text:p>
          </draw:text-box>
        </draw:frame>
        <draw:frame draw:style-name="gr3" draw:text-style-name="P4" draw:layer="layout" svg:width="4.286cm" svg:height="0.433cm" svg:x="5.017cm" svg:y="6.764cm">
          <draw:text-box>
            <text:p text:style-name="P1"><text:span text:style-name="T5">Teleoperador de Ventas </text:span></text:p>
          </draw:text-box>
        </draw:frame>
        <draw:frame draw:style-name="gr4" draw:text-style-name="P5" draw:layer="layout" svg:width="3.088cm" svg:height="0.395cm" svg:x="5.017cm" svg:y="7.21cm">
          <draw:text-box>
            <text:p text:style-name="P1"><text:span text:style-name="T6">Tareas realizadas: <text:s/></text:span></text:p>
          </draw:text-box>
        </draw:frame>
        <draw:frame draw:style-name="gr4" draw:text-style-name="P5" draw:layer="layout" svg:width="14.273cm" svg:height="0.395cm" svg:x="5.017cm" svg:y="7.616cm">
          <draw:text-box>
            <text:p text:style-name="P1"><text:span text:style-name="T6">Contactar con potenciales clientes y cerrar ventas de distintos planes de Movistar para que </text:span></text:p>
          </draw:text-box>
        </draw:frame>
        <draw:frame draw:style-name="gr4" draw:text-style-name="P5" draw:layer="layout" svg:width="7.567cm" svg:height="0.395cm" svg:x="5.017cm" svg:y="8.022cm">
          <draw:text-box>
            <text:p text:style-name="P1"><text:span text:style-name="T6">estos clientes cambien de compañía telefónica. <text:s/></text:span></text:p>
          </draw:text-box>
        </draw:frame>
        <draw:frame draw:style-name="gr5" draw:text-style-name="P6" draw:layer="layout" svg:width="0.494cm" svg:height="0.556cm" svg:x="5.017cm" svg:y="8.43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5.078cm" svg:height="0.433cm" svg:x="5.017cm" svg:y="8.995cm">
          <draw:text-box>
            <text:p text:style-name="P1"><text:span text:style-name="T4">INNOVA TELEMARKETING </text:span></text:p>
          </draw:text-box>
        </draw:frame>
        <draw:frame draw:style-name="gr3" draw:text-style-name="P4" draw:layer="layout" svg:width="3.207cm" svg:height="0.433cm" svg:x="5.017cm" svg:y="9.509cm">
          <draw:text-box>
            <text:p text:style-name="P1"><text:span text:style-name="T5">Agente de Ventas </text:span></text:p>
          </draw:text-box>
        </draw:frame>
        <draw:frame draw:style-name="gr4" draw:text-style-name="P5" draw:layer="layout" svg:width="3.088cm" svg:height="0.395cm" svg:x="5.017cm" svg:y="9.954cm">
          <draw:text-box>
            <text:p text:style-name="P1"><text:span text:style-name="T6">Tareas realizadas: <text:s/></text:span></text:p>
          </draw:text-box>
        </draw:frame>
        <draw:frame draw:style-name="gr4" draw:text-style-name="P5" draw:layer="layout" svg:width="13.798cm" svg:height="0.395cm" svg:x="5.017cm" svg:y="10.36cm">
          <draw:text-box>
            <text:p text:style-name="P1"><text:span text:style-name="T6">Escribir y/o llamar a agentes de seguro en los Estados Unidos para ofrecer paquetes de </text:span></text:p>
          </draw:text-box>
        </draw:frame>
        <draw:frame draw:style-name="gr4" draw:text-style-name="P5" draw:layer="layout" svg:width="14.378cm" svg:height="0.395cm" svg:x="5.017cm" svg:y="10.767cm">
          <draw:text-box>
            <text:p text:style-name="P1"><text:span text:style-name="T6">leads que mejoren sus márgenes de ventas. También era tarea gestionar cualquier reclamo </text:span></text:p>
          </draw:text-box>
        </draw:frame>
        <draw:frame draw:style-name="gr4" draw:text-style-name="P5" draw:layer="layout" svg:width="10.738cm" svg:height="0.395cm" svg:x="5.017cm" svg:y="11.173cm">
          <draw:text-box>
            <text:p text:style-name="P1"><text:span text:style-name="T6">que alguno de estos clientes tuviese con respecto a estos paquetes. </text:span></text:p>
          </draw:text-box>
        </draw:frame>
        <draw:frame draw:style-name="gr1" draw:text-style-name="P2" draw:layer="layout" svg:width="0.422cm" svg:height="0.475cm" svg:x="5.017cm" svg:y="11.582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5cm" svg:x="5.017cm" svg:y="12.06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2.157cm" svg:height="0.475cm" svg:x="1.291cm" svg:y="13.902cm">
          <draw:text-box>
            <text:p text:style-name="P1"><text:span text:style-name="T9">2016-2019 </text:span></text:p>
          </draw:text-box>
        </draw:frame>
        <draw:frame draw:style-name="gr6" draw:text-style-name="P7" draw:layer="layout" svg:width="2.669cm" svg:height="0.712cm" svg:x="3.438cm" svg:y="13.71cm">
          <draw:text-box>
            <text:p text:style-name="P1"><text:span text:style-name="T10"><text:s text:c="3"/></text:span><text:span text:style-name="T11"><text:s text:c="12"/></text:span></text:p>
          </draw:text-box>
        </draw:frame>
        <draw:frame draw:style-name="gr3" draw:text-style-name="P4" draw:layer="layout" svg:width="6.733cm" svg:height="0.433cm" svg:x="6.084cm" svg:y="13.933cm">
          <draw:text-box>
            <text:p text:style-name="P1"><text:span text:style-name="T4">Licenciatura en Derecho (Pausado) </text:span><text:span text:style-name="T5"><text:s/></text:span></text:p>
          </draw:text-box>
        </draw:frame>
        <draw:frame draw:style-name="gr7" draw:text-style-name="P8" draw:layer="layout" svg:width="2.809cm" svg:height="0.357cm" svg:x="1.291cm" svg:y="14.451cm">
          <draw:text-box>
            <text:p text:style-name="P1"><text:span text:style-name="T12">Caracas-Venezuela</text:span></text:p>
          </draw:text-box>
        </draw:frame>
        <draw:frame draw:style-name="gr3" draw:text-style-name="P4" draw:layer="layout" svg:width="7.965cm" svg:height="0.433cm" svg:x="4.082cm" svg:y="14.386cm">
          <draw:text-box>
            <text:p text:style-name="P1"><text:span text:style-name="T13"><text:s text:c="18"/></text:span><text:span text:style-name="T14">Universidad Católica Andrés Bello </text:span></text:p>
          </draw:text-box>
        </draw:frame>
        <draw:frame draw:style-name="gr3" draw:text-style-name="P4" draw:layer="layout" svg:width="0.388cm" svg:height="0.433cm" svg:x="1.291cm" svg:y="15.27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5cm" svg:x="1.291cm" svg:y="15.727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2.682cm" svg:height="0.475cm" svg:x="1.786cm" svg:y="12.877cm">
          <draw:text-box>
            <text:p text:style-name="P1"><text:span text:style-name="T3">EDUCACIÓN </text:span></text:p>
          </draw:text-box>
        </draw:frame>
        <draw:frame draw:style-name="gr3" draw:text-style-name="P4" draw:layer="layout" svg:width="2.834cm" svg:height="0.433cm" svg:x="1.435cm" svg:y="17.515cm">
          <draw:text-box>
            <text:p text:style-name="P1"><text:span text:style-name="T15">Español: Nativo </text:span></text:p>
          </draw:text-box>
        </draw:frame>
        <draw:frame draw:style-name="gr3" draw:text-style-name="P4" draw:layer="layout" svg:width="3.097cm" svg:height="0.433cm" svg:x="1.435cm" svg:y="18.184cm">
          <draw:text-box>
            <text:p text:style-name="P1"><text:span text:style-name="T15">Inglés: Avanzado </text:span></text:p>
          </draw:text-box>
        </draw:frame>
        <draw:frame draw:style-name="gr3" draw:text-style-name="P4" draw:layer="layout" svg:width="0.388cm" svg:height="0.433cm" svg:x="0.8cm" svg:y="18.85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33cm" svg:x="0.8cm" svg:y="19.75cm">
          <draw:text-box>
            <text:p text:style-name="P1"><text:span text:style-name="T15"><text:s/></text:span></text:p>
          </draw:text-box>
        </draw:frame>
        <draw:frame draw:style-name="gr3" draw:text-style-name="P4" draw:layer="layout" svg:width="3.245cm" svg:height="0.433cm" svg:x="13.884cm" svg:y="17.015cm">
          <draw:text-box>
            <text:p text:style-name="P1"><text:span text:style-name="T15">Trabajo en equipo </text:span></text:p>
          </draw:text-box>
        </draw:frame>
        <draw:frame draw:style-name="gr3" draw:text-style-name="P4" draw:layer="layout" svg:width="3.101cm" svg:height="0.433cm" svg:x="13.884cm" svg:y="17.684cm">
          <draw:text-box>
            <text:p text:style-name="P1"><text:span text:style-name="T15">Manejo de estrés </text:span></text:p>
          </draw:text-box>
        </draw:frame>
        <draw:frame draw:style-name="gr3" draw:text-style-name="P4" draw:layer="layout" svg:width="1.818cm" svg:height="0.433cm" svg:x="13.884cm" svg:y="18.353cm">
          <draw:text-box>
            <text:p text:style-name="P1"><text:span text:style-name="T15">Liderazgo </text:span></text:p>
          </draw:text-box>
        </draw:frame>
        <draw:frame draw:style-name="gr3" draw:text-style-name="P4" draw:layer="layout" svg:width="2.165cm" svg:height="0.433cm" svg:x="13.884cm" svg:y="19.026cm">
          <draw:text-box>
            <text:p text:style-name="P1"><text:span text:style-name="T15">Autodidacta </text:span></text:p>
          </draw:text-box>
        </draw:frame>
        <draw:frame draw:style-name="gr3" draw:text-style-name="P4" draw:layer="layout" svg:width="3.262cm" svg:height="0.433cm" svg:x="16.641cm" svg:y="1.358cm">
          <draw:text-box>
            <text:p text:style-name="P1"><text:span text:style-name="T16">+58 412 0238 462 </text:span></text:p>
          </draw:text-box>
        </draw:frame>
        <draw:frame draw:style-name="gr3" draw:text-style-name="P4" draw:layer="layout" svg:width="3.617cm" svg:height="0.433cm" svg:x="16.281cm" svg:y="2.027cm">
          <draw:text-box>
            <text:p text:style-name="P1"><text:span text:style-name="T16">lfayala9@gmail.com </text:span></text:p>
          </draw:text-box>
        </draw:frame>
        <draw:frame draw:style-name="gr3" draw:text-style-name="P4" draw:layer="layout" svg:width="3.613cm" svg:height="0.433cm" svg:x="16.285cm" svg:y="2.696cm">
          <draw:text-box>
            <text:p text:style-name="P1"><text:span text:style-name="T16">Caracas, Venezuela </text:span></text:p>
          </draw:text-box>
        </draw:frame>
        <draw:frame draw:style-name="gr3" draw:text-style-name="P4" draw:layer="layout" svg:width="0.388cm" svg:height="0.433cm" svg:x="19.782cm" svg:y="3.365cm">
          <draw:text-box>
            <text:p text:style-name="P1"><text:span text:style-name="T16"><text:s/></text:span></text:p>
          </draw:text-box>
        </draw:frame>
        <draw:frame draw:style-name="gr3" draw:text-style-name="P4" draw:layer="layout" svg:width="0.866cm" svg:height="0.433cm" svg:x="1.549cm" svg:y="6.252cm">
          <draw:text-box>
            <text:p text:style-name="P1"><text:span text:style-name="T5">2020</text:span></text:p>
          </draw:text-box>
        </draw:frame>
        <draw:frame draw:style-name="gr1" draw:text-style-name="P2" draw:layer="layout" svg:width="0.422cm" svg:height="0.475cm" svg:x="2.414cm" svg:y="6.222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3.147cm" svg:height="0.357cm" svg:x="1.549cm" svg:y="6.694cm">
          <draw:text-box>
            <text:p text:style-name="P1"><text:span text:style-name="T12">Caracas – Venezuela </text:span></text:p>
          </draw:text-box>
        </draw:frame>
        <draw:frame draw:style-name="gr7" draw:text-style-name="P8" draw:layer="layout" svg:width="1.327cm" svg:height="0.357cm" svg:x="1.549cm" svg:y="7.058cm">
          <draw:text-box>
            <text:p text:style-name="P1"><text:span text:style-name="T12">(Remoto)</text:span></text:p>
          </draw:text-box>
        </draw:frame>
        <draw:frame draw:style-name="gr4" draw:text-style-name="P5" draw:layer="layout" svg:width="0.35cm" svg:height="0.395cm" svg:x="2.875cm" svg:y="7.028cm">
          <draw:text-box>
            <text:p text:style-name="P1"><text:span text:style-name="T17"><text:s/></text:span></text:p>
          </draw:text-box>
        </draw:frame>
        <draw:frame draw:style-name="gr7" draw:text-style-name="P8" draw:layer="layout" svg:width="0.317cm" svg:height="0.357cm" svg:x="1.549cm" svg:y="7.427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0.317cm" svg:height="0.357cm" svg:x="1.549cm" svg:y="7.791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0.317cm" svg:height="0.357cm" svg:x="1.549cm" svg:y="8.155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0.317cm" svg:height="0.357cm" svg:x="1.549cm" svg:y="8.519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0.388cm" svg:height="0.433cm" svg:x="1.549cm" svg:y="8.8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8cm" svg:height="0.433cm" svg:x="1.549cm" svg:y="9.335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283cm" svg:height="0.319cm" svg:x="1.549cm" svg:y="9.778cm">
          <draw:text-box>
            <text:p text:style-name="P1"><text:span text:style-name="T18"><text:s/></text:span></text:p>
          </draw:text-box>
        </draw:frame>
        <draw:frame draw:style-name="gr3" draw:text-style-name="P4" draw:layer="layout" svg:width="1.86cm" svg:height="0.433cm" svg:x="1.549cm" svg:y="10.106cm">
          <draw:text-box>
            <text:p text:style-name="P1"><text:span text:style-name="T5">2020-2021</text:span></text:p>
          </draw:text-box>
        </draw:frame>
        <draw:frame draw:style-name="gr1" draw:text-style-name="P2" draw:layer="layout" svg:width="0.422cm" svg:height="0.475cm" svg:x="3.404cm" svg:y="10.075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2.987cm" svg:height="0.357cm" svg:x="1.549cm" svg:y="10.548cm">
          <draw:text-box>
            <text:p text:style-name="P1"><text:span text:style-name="T12">Caracas - Venezuela</text:span></text:p>
          </draw:text-box>
        </draw:frame>
        <draw:frame draw:style-name="gr4" draw:text-style-name="P5" draw:layer="layout" svg:width="0.35cm" svg:height="0.395cm" svg:x="4.513cm" svg:y="10.517cm">
          <draw:text-box>
            <text:p text:style-name="P1"><text:span text:style-name="T17"><text:s/></text:span></text:p>
          </draw:text-box>
        </draw:frame>
        <draw:frame draw:style-name="gr7" draw:text-style-name="P8" draw:layer="layout" svg:width="0.317cm" svg:height="0.357cm" svg:x="1.549cm" svg:y="10.916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0.317cm" svg:height="0.357cm" svg:x="1.549cm" svg:y="11.28cm">
          <draw:text-box>
            <text:p text:style-name="P1"><text:span text:style-name="T12"><text:s/></text:span></text:p>
          </draw:text-box>
        </draw:frame>
        <draw:frame draw:style-name="gr9" draw:text-style-name="P10" draw:layer="layout" svg:width="0.211cm" svg:height="0.239cm" svg:x="1.549cm" svg:y="11.642cm">
          <draw:text-box>
            <text:p text:style-name="P1"><text:span text:style-name="T19"><text:s/></text:span></text:p>
          </draw:text-box>
        </draw:frame>
        <draw:frame draw:style-name="gr3" draw:text-style-name="P4" draw:layer="layout" svg:width="0.388cm" svg:height="0.433cm" svg:x="1.549cm" svg:y="11.89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5cm" svg:x="1.549cm" svg:y="12.34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0.35cm" svg:height="0.395cm" svg:x="1.549cm" svg:y="12.824cm">
          <draw:text-box>
            <text:p text:style-name="P1"><text:span text:style-name="T17"><text:s/></text:span></text:p>
          </draw:text-box>
        </draw:frame>
        <draw:frame draw:style-name="gr3" draw:text-style-name="P4" draw:layer="layout" svg:width="0.388cm" svg:height="0.433cm" svg:x="1.549cm" svg:y="13.23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5cm" svg:height="0.395cm" svg:x="1.549cm" svg:y="13.675cm">
          <draw:text-box>
            <text:p text:style-name="P1"><text:span text:style-name="T17"><text:s/></text:span></text:p>
          </draw:text-box>
        </draw:frame>
        <draw:frame draw:style-name="gr10" draw:text-style-name="P11" draw:layer="layout" svg:width="6.703cm" svg:height="1.423cm" svg:x="1.444cm" svg:y="1.331cm">
          <draw:text-box>
            <text:p text:style-name="P1"><text:span text:style-name="T20">Luis Ayala </text:span></text:p>
          </draw:text-box>
        </draw:frame>
        <draw:frame draw:style-name="gr11" draw:text-style-name="P12" draw:layer="layout" svg:width="0.846cm" svg:height="0.945cm" svg:x="7.355cm" svg:y="2.782cm">
          <draw:text-box>
            <text:p text:style-name="P1"><text:span text:style-name="T21"><text:s/></text:span></text:p>
          </draw:text-box>
        </draw:frame>
        <draw:frame draw:style-name="gr3" draw:text-style-name="P4" draw:layer="layout" svg:width="3.859cm" svg:height="0.433cm" svg:x="6.444cm" svg:y="17.252cm">
          <draw:text-box>
            <text:p text:style-name="P1"><text:span text:style-name="T15">Suit Office: Avanzado </text:span></text:p>
          </draw:text-box>
        </draw:frame>
        <draw:frame draw:style-name="gr3" draw:text-style-name="P4" draw:layer="layout" svg:width="0.388cm" svg:height="0.433cm" svg:x="6.444cm" svg:y="18.594cm">
          <draw:text-box>
            <text:p text:style-name="P1"><text:span text:style-name="T15"><text:s/></text:span></text:p>
          </draw:text-box>
        </draw:frame>
        <draw:frame draw:style-name="gr1" draw:text-style-name="P2" draw:layer="layout" svg:width="0.422cm" svg:height="0.475cm" svg:x="5.758cm" svg:y="2.496cm">
          <draw:text-box>
            <text:p text:style-name="P1"><text:span text:style-name="T22"><text:s/></text:span></text:p>
          </draw:text-box>
        </draw:frame>
        <draw:frame draw:style-name="gr1" draw:text-style-name="P2" draw:layer="layout" svg:width="1.932cm" svg:height="0.475cm" svg:x="1.452cm" svg:y="16.73cm">
          <draw:text-box>
            <text:p text:style-name="P1"><text:span text:style-name="T3">IDIOMAS </text:span></text:p>
          </draw:text-box>
        </draw:frame>
        <draw:frame draw:style-name="gr1" draw:text-style-name="P2" draw:layer="layout" svg:width="2.661cm" svg:height="0.475cm" svg:x="6.461cm" svg:y="16.557cm">
          <draw:text-box>
            <text:p text:style-name="P1"><text:span text:style-name="T3">SOFTWARE <text:s/></text:span></text:p>
          </draw:text-box>
        </draw:frame>
        <draw:frame draw:style-name="gr1" draw:text-style-name="P2" draw:layer="layout" svg:width="3.012cm" svg:height="0.475cm" svg:x="13.922cm" svg:y="16.409cm">
          <draw:text-box>
            <text:p text:style-name="P1"><text:span text:style-name="T3">HABILIDADES </text:span></text:p>
          </draw:text-box>
        </draw:frame>
        <draw:frame draw:style-name="gr12" draw:text-style-name="P13" draw:layer="layout" svg:width="2.857cm" svg:height="1.187cm" svg:x="1.27cm" svg:y="15.557cm">
          <draw:text-box>
            <text:p><text:span text:style-name="T9">2020</text:span></text:p>
            <text:p text:style-name="P1"><text:span text:style-name="T12">Caracas-Venezuela</text:span></text:p>
          </draw:text-box>
        </draw:frame>
        <draw:frame draw:style-name="gr13" draw:text-style-name="P13" draw:layer="layout" svg:width="8.079cm" svg:height="0.443cm" svg:x="3.986cm" svg:y="15.875cm">
          <draw:text-box>
            <text:p><text:span text:style-name="T13"><text:s text:c="18"/></text:span><text:span text:style-name="T14">Gooogle - Coursera </text:span></text:p>
          </draw:text-box>
        </draw:frame>
        <draw:frame draw:style-name="gr3" draw:text-style-name="P4" draw:layer="layout" svg:width="4.917cm" svg:height="0.433cm" svg:x="6.032cm" svg:y="15.442cm">
          <draw:text-box>
            <text:p text:style-name="P1"><text:span text:style-name="T4">IT Support Fundamentals </text:span><text:span text:style-name="T5"><text:s/></text:span></text:p>
          </draw:text-box>
        </draw:frame>
        <draw:frame draw:style-name="gr3" draw:text-style-name="P4" draw:layer="layout" svg:width="0.388cm" svg:height="0.433cm" svg:x="10.958cm" svg:y="15.442cm">
          <draw:text-box>
            <text:p text:style-name="P1"><text:span text:style-name="T4">IT Support Fundamentals </text:span><text:span text:style-name="T5"><text:s/></text:span></text:p>
          </draw:text-box>
        </draw:frame>
      </draw:page>
      <draw:page draw:name="page2" draw:style-name="dp1" draw:master-page-name="master-page78">
        <draw:frame draw:style-name="gr7" draw:text-style-name="P8" draw:layer="layout" svg:width="0.317cm" svg:height="0.433cm" svg:x="10.505cm" svg:y="2.463cm">
          <draw:text-box>
            <text:p text:style-name="P1"><text:span text:style-name="T23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Cambria" svg:font-family="Cambria" style:font-pitch="variable"/>
    <style:font-face style:name="Cambria1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0-21T20:22:01.087834465</dc:date>
    <meta:editing-duration>PT7M23S</meta:editing-duration>
    <meta:editing-cycles>1</meta:editing-cycles>
    <meta:document-statistic meta:object-count="94"/>
    <meta:generator>LibreOffice/7.3.6.2$Linux_X86_64 LibreOffice_project/30$Build-2</meta:generator>
  </office:meta>
</office:document-meta>
</file>